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line-height="150%" fo:text-align="justify" style:justify-single-word="false"/>
    </style:style>
    <style:style style:name="P5" style:family="paragraph" style:parent-style-name="Contents_20_Heading">
      <style:paragraph-properties fo:break-before="page"/>
    </style:style>
    <style:style style:name="P6" style:family="paragraph" style:parent-style-name="Bibliography_20_Heading">
      <style:paragraph-properties fo:break-before="page"/>
    </style:style>
    <style:style style:name="P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9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0" style:family="paragraph" style:parent-style-name="Bibliography_20_1">
      <style:paragraph-properties>
        <style:tab-stops/>
      </style:paragraph-properties>
    </style:style>
    <style:style style:name="P11" style:family="paragraph" style:parent-style-name="Table_20_Contents">
      <style:paragraph-properties fo:line-height="150%" fo:text-align="justify" style:justify-single-word="false"/>
    </style:style>
    <style:style style:name="P12" style:family="paragraph" style:parent-style-name="Text_20_body">
      <style:paragraph-properties fo:line-height="150%" fo:text-align="justify" style:justify-single-word="false"/>
    </style:style>
    <style:style style:name="P13" style:family="paragraph" style:parent-style-name="Standard">
      <style:paragraph-properties fo:text-align="justify" style:justify-single-word="false"/>
    </style:style>
    <style:style style:name="P14" style:family="paragraph" style:parent-style-name="Text_20_body">
      <style:paragraph-properties fo:line-height="150%" fo:text-align="justify" style:justify-single-word="false"/>
    </style:style>
    <style:style style:name="P15" style:family="paragraph" style:parent-style-name="Heading_20_1" style:list-style-name=""/>
    <style:style style:name="P16" style:family="paragraph" style:parent-style-name="Heading_20_1">
      <style:paragraph-properties fo:line-height="150%" fo:break-before="page"/>
    </style:style>
    <style:style style:name="P17" style:family="paragraph" style:parent-style-name="Heading_20_2">
      <style:paragraph-properties fo:line-height="150%"/>
    </style:style>
    <style:style style:name="P18" style:family="paragraph" style:parent-style-name="Heading_20_3">
      <style:paragraph-properties fo:line-height="150%"/>
    </style:style>
    <style:style style:name="P19" style:family="paragraph" style:parent-style-name="Heading_20_3">
      <style:paragraph-properties fo:line-height="150%" fo:text-align="justify" style:justify-single-word="false"/>
    </style:style>
    <style:style style:name="T1" style:family="text">
      <style:text-properties fo:color="#ff000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use-window-font-color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gentPlanner – agentowy system zarządzania planem zajęć.</text:p>
      <text:p text:style-name="P3"/>
      <text:p text:style-name="Header"/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Spis treści1_Head">
            <text:p text:style-name="P5">Spis treści</text:p>
          </text:index-title>
          <text:p text:style-name="P7">1. Wstęp<text:tab/>3</text:p>
          <text:p text:style-name="P8">1.1. Cel pracy<text:tab/>3</text:p>
          <text:p text:style-name="P8">1.2. Zastosowanie agentów w systemie AgentPlanner.<text:tab/>3</text:p>
          <text:p text:style-name="P9">1.2.1. Agenty czy agenci.<text:tab/>3</text:p>
          <text:p text:style-name="P9">1.2.2. Zdefiniowanie agenta pod kątem systemu AgenPlanner (AP).<text:tab/>3</text:p>
          <text:p text:style-name="P9">1.2.3. Dlaczego system agentowy.<text:tab/>3</text:p>
        </text:index-body>
      </text:table-of-content>
      <text:h text:style-name="P15" text:outline-level="1"/>
      <text:h text:style-name="P16" text:outline-level="1">1. Wstęp</text:h>
      <text:h text:style-name="P17" text:outline-level="2">1.1. Cel pracy</text:h>
      <text:p text:style-name="P4"><text:tab/>Tworzenie planu zajęć jest jednym z ciekawszych problemów informatycznych. Nie tylko istnieje bardzo wiele możliwych metod rozwiązywania tego zagadnienia, ale powstał nawet międzynarodowy konkurs: International Timetabling Competition <text:bibliography-mark text:identifier="Timetabling Competition" text:bibliography-type="www" text:title="Timetabling Competition" text:url="http://www.utwente.nl/ctit/itc2011/">[1]</text:bibliography-mark>. Ponadto, zagadnienie tworzenia planu zajęć jest tylko przypadkiem szczególnym szerokiej klasy NP trudnych problemów optymalizacyjnych. </text:p>
      <text:p text:style-name="P4"><text:tab/>Jednakże w przypadku planowania zajęć (np. dla uczelni wyższej) istnieje jeszcze jeden istotny aspekt tego zagadnienia. Nawet najidealniejszy plan zajęć ulega w trakcie semestru modyfikacjom spowodowanym np. przez chorobę wykładowcy, awarie techniczne, katastrofalne zjawiska pogodowe, etc. W tej sytuacji konieczna jest adaptacja planu zajęć do zmienionych kryteriów (dokonywana w pewnym momencie czasowym jego wykonania). Studia literaturowe wskazują, że jednym z bardziej skutecznych metod adaptacji harmonogramów jest zastosowanie systemów agentowych (przykłady pochodzą tak z zarządzania produkcją jak i z logistyki). </text:p>
      <text:p text:style-name="P4"><text:tab/>Tak więc, celem pracy magisterskiej będzie stworzenie agentowego systemu planowania zajęć (system AgentPlanner). Oczekuje się, że z jednej strony system ten będzie w stanie przygotować dobrej jakości wstępny plan zajęć, z drugiej strony będzie pomocny w adaptacyjnej modyfikacji planów zajęć wymuszanej przez „zmiany w świecie”.</text:p>
      <text:p text:style-name="P4"/>
      <text:h text:style-name="P17" text:outline-level="2">1.2. Zastosowanie agentów w systemie AgentPlanner (AP).</text:h>
      <text:h text:style-name="P18" text:outline-level="3">1.2.1. Agenty czy agenci.</text:h>
      <text:p text:style-name="P13"><text:span text:style-name="T1"><text:tab/></text:span><text:span text:style-name="T4">Na samym początku pisania jakiejkolwiek pracy o agentach programowych, należy sprostać podstawowemu problemowi, jakim jest poprawna odmiana liczby mnogiej słowa „agent”. Jest to sprawa o tyle istotna, aby zdecydować się na jedną konkretną formę i trzymać się jej w obrębie swojej pracy.</text:span></text:p>
      <text:p text:style-name="P13"><text:span text:style-name="T4"><text:tab/>W tym względzie, w środowisku osób zajmujących się technologiami agentowymi, istnieją dwa obozy, ludzi, którzy używają formy „agenci” oraz „agenty”. Ja zdecydowałem się być wierny zasadom polskiej gramatyki i używać określenia „agenty”. Agent jest jednym z nielicznych polskich słów, występujących w dwóch odmiennych formach osobowych (jako człowiek lub maszyna). W takich przypadkach należy pamiętać o poprawnym zastosowaniu liczby mnogiej i używać końcówki fleksyjnej „-nt” dla form bezosobowych. Czyli „agenci”, np. ubezpieczeniowi lub „agenty”, np. programowe.</text:span></text:p>
      <text:h text:style-name="P18" text:outline-level="3"><text:soft-page-break/>1.2.2. Zdefiniowanie agenta pod kątem systemu AgentPlanner.</text:h>
      <text:p text:style-name="P12"><text:tab/>W artykule <text:bibliography-mark text:identifier="Agenci programowi" text:bibliography-type="article" text:author="Marcin Paprzycki" text:booktitle="Problemy i metody inżynierii oprogramowania" text:title="Agenci programowi jako metodologia tworzenia oprogramowania" text:year="2003">[2]</text:bibliography-mark> autor dokonał zestawienia czterech popularnych definicji agenta programowego aby pokazać, że istnieje między nimi zaskakująco mała zbieżność i jest to sytuacja typowa (o czym można przekonać się w pracy <text:bibliography-mark text:identifier="GAL2001" text:bibliography-type="article" text:address="Wrocław" text:author="V.Galant, J. Tubyrcy" text:booktitle="Inteligentny Agent Programowy" text:year="2001">[3]</text:bibliography-mark>). Mimo braku jednej, spójnej definicji, można wyodrębnić szereg cech przypisywanych agentom i systemom agentowym. Autor <text:bibliography-mark text:identifier="Agenci programowi" text:bibliography-type="article" text:author="Marcin Paprzycki" text:booktitle="Problemy i metody inżynierii oprogramowania" text:title="Agenci programowi jako metodologia tworzenia oprogramowania" text:year="2003">[2]</text:bibliography-mark> zebrał taki zbiór, posiłkując się między innymi wspomnianą już pracą <text:bibliography-mark text:identifier="GAL2001" text:bibliography-type="article" text:address="Wrocław" text:author="V.Galant, J. Tubyrcy" text:booktitle="Inteligentny Agent Programowy" text:year="2001">[3]</text:bibliography-mark>. Dla każdej cechy podano również tekst oryginalny, dla uniknięcia nieporozumień w tłumaczeniu. Obok napisałem czy i dlaczego agenci systemu AP spełniają podane kryterium.</text:p>
      <text:p text:style-name="P11"><text:span text:style-name="T2">Reaktywność</text:span> (<text:span text:style-name="T3">Reactiveness</text:span>) - ???</text:p>
      <text:p text:style-name="P11"><text:span text:style-name="T2">Ukierunkowanie na osiąganie celów</text:span> (<text:span text:style-name="T3">Goal orientation</text:span>) - Tak. Każdy agent posiada swój własny cel, który w wyniku działania z innymi agentami prowadzi do spełnienia wspólnego celu, jakim jest ułożenie planu lub zarządzanie nim.</text:p>
      <text:p text:style-name="P11"><text:span text:style-name="T2">Autonomia</text:span> (<text:span text:style-name="T3">Autosomy</text:span>) – Tak. Agenci posiadają zdolność samodzielnego funkcjonowania, reagowania na zmiany w środowisku i podejmowania w związku z tym decyzji.</text:p>
      <text:p text:style-name="P11"><text:span text:style-name="T2">Umiejętność dostosowania</text:span> (<text:span text:style-name="T3">Adaptivity</text:span>) – Tak.</text:p>
      <text:p text:style-name="P11"><text:span text:style-name="T2">Umiejętność uczenia</text:span> (<text:span text:style-name="T3">Learning ability</text:span>) - Nie. Agenci są bytami prostymi, dochodzą do celu poprzez zachowanie zbiorowe.</text:p>
      <text:p text:style-name="P11"><text:span text:style-name="T2">Umiejętność porozumiewania się</text:span> (<text:span text:style-name="T3">Ability to communicate</text:span>) - Tak. Agenci komunikują się ze sobą, aby negocjować oraz wymieniać się informacjami.</text:p>
      <text:p text:style-name="P11"><text:span text:style-name="T2">Umiejętność współdziałania</text:span> (<text:span text:style-name="T3">Capacity for cooperation</text:span>) - Tak. Agenci rywalizują ze sobą poprzez negocjacje ale ma to na celu doprowadzenie do optymalnego rozwiązania dla wszystkich jednostek. Wymieniają się informacjami i na ich podstawie decydują co będzie korzystniejsze.</text:p>
      <text:p text:style-name="P11"><text:span text:style-name="T2">Rozumowanie oparte o zgromadzoną wiedzę</text:span> (<text:span text:style-name="T3">Reasoning based on collected knowledge</text:span>) - Tak. Agenci posiadają pełną informację na swój temat i na jej podstawie mogą podejmować decyzje.</text:p>
      <text:p text:style-name="P11"><text:span text:style-name="T2">Umiejętność przemieszczania się</text:span> (<text:span text:style-name="T3">Mobility</text:span>) - </text:p>
      <text:p text:style-name="P11"><text:span text:style-name="T2">Bycie godnym zaufania</text:span> (<text:span text:style-name="T3">Reliability</text:span>) - Tak. Agenci współdziałają, aby dojść do wspólnego celu, przyjmuje się, że żadna jednostka nie będzie działać na szkodę innej (nawet mimo przegranej negocjacji).</text:p>
      <text:p text:style-name="P11"><text:span text:style-name="T2">Oddziaływanie</text:span> (<text:span text:style-name="T3">Interactivity</text:span>)</text:p>
      <text:p text:style-name="P11"><text:span text:style-name="T2">Umiejętność przewidywania</text:span> (<text:span text:style-name="T3">Proactivity</text:span>) - Nie. Agenci są bytami prostymi, dochodzą do celu poprzez zachowanie zbiorowe.</text:p>
      <text:p text:style-name="P11"><text:span text:style-name="T2">Umiejętność rozumowania</text:span> (<text:span text:style-name="T3">Capacity for reasoning</text:span>) - Nie. Agenci są bytami prostymi, dochodzą do celu poprzez zachowanie zbiorowe.</text:p>
      <text:p text:style-name="P11"><text:soft-page-break/><text:span text:style-name="T2">Inteligencja</text:span> (<text:span text:style-name="T3">Intelligence</text:span>) - Tak. Agenci posiadają inteligencję stadną, czyli jak pisałem powyżej, pomimo że są bytami prostymi, posiadającymi proste informacje i proste zachowania, to w rezultacie wspólnych działań dążą w inteligenty sposób do osiągnięcia wspólnego celu.</text:p>
      <text:h text:style-name="P19" text:outline-level="3">1.2.3. Dlaczego system agentowy.</text:h>
      <text:p text:style-name="P12"/>
      <text:bibliography text:style-name="Sect1" text:protected="true" text:name="Bibliografia1">
        <text:bibliography-source>
          <text:index-title-template text:style-name="Bibliography_20_Heading">Bibliografia</text:index-title-template>
          <text:bibliography-entry-template text:bibliography-type="articl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le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onferenc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1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2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3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4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5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emai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collection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journ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nu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sters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isc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phd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techrepor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unpublished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www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</text:bibliography-source>
        <text:index-body>
          <text:index-title text:style-name="Sect1" text:name="Bibliografia1_Head">
            <text:p text:style-name="P6">Bibliografia</text:p>
          </text:index-title>
          <text:p text:style-name="P10">1: , Timetabling Competition, , http://www.utwente.nl/ctit/itc2011/</text:p>
          <text:p text:style-name="P10">2: Marcin Paprzycki, Agenci programowi jako metodologia tworzenia oprogramowania, 2003</text:p>
          <text:p text:style-name="P10">3: V.Galant, J. Tubyrcy, , 2001</text:p>
        </text:index-body>
      </text:bibliography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l" fo:country="PL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Contents_20_Heading" style:display-name="Contents Heading" style:family="paragraph" style:parent-style-name="Header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Times New Roman1" fo:font-size="10pt" style:font-name-asian="NSimSun" style:font-size-asian="10pt" style:font-name-complex="Courier New" style:font-size-complex="10pt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er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algorithm="alphanumeric" fo:language="pl" fo:country="PL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ufus </meta:initial-creator>
    <meta:creation-date>2012-09-12T12:52:44</meta:creation-date>
    <dc:date>2012-10-09T17:48:49</dc:date>
    <dc:creator>Rufus </dc:creator>
    <meta:editing-duration>PT15H20M38S</meta:editing-duration>
    <meta:editing-cycles>30</meta:editing-cycles>
    <meta:generator>LibreOffice/3.4$Unix LibreOffice_project/340m1$Build-402</meta:generator>
    <meta:document-statistic meta:table-count="0" meta:image-count="0" meta:object-count="0" meta:page-count="6" meta:paragraph-count="39" meta:word-count="723" meta:character-count="5392" meta:non-whitespace-character-count="4699"/>
  </office:meta>
</office:document-meta>
</file>